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tyle="italic" fo:font-weight="normal" officeooo:rsid="00a2024d" officeooo:paragraph-rsid="0012c32f" style:font-style-asian="italic" style:font-weight-asian="normal" style:font-style-complex="italic" style:font-weight-complex="normal"/>
    </style:style>
    <style:style style:name="P2" style:family="paragraph" style:parent-style-name="Standard">
      <style:text-properties style:font-name="Liberation Serif" fo:font-style="italic" fo:font-weight="normal" officeooo:rsid="00a060cc" officeooo:paragraph-rsid="0012c32f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officeooo:rsid="0099e459" officeooo:paragraph-rsid="0012c32f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923f07" officeooo:paragraph-rsid="0012c32f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248c8db" officeooo:paragraph-rsid="0012c32f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93413c" officeooo:paragraph-rsid="0012c32f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953f54" officeooo:paragraph-rsid="0012c32f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a060cc" officeooo:paragraph-rsid="0012c32f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a19403" officeooo:paragraph-rsid="0012c32f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a2024d" officeooo:paragraph-rsid="0012c32f" style:font-style-asian="normal" style:font-weight-asian="normal" style:font-style-complex="normal" style:font-weight-complex="normal"/>
    </style:style>
    <style:style style:name="P11" style:family="paragraph" style:parent-style-name="Heading_20_2">
      <style:paragraph-properties fo:text-align="center" style:justify-single-word="false"/>
      <style:text-properties fo:font-style="normal" fo:font-weight="normal" officeooo:rsid="009d5f0a" officeooo:paragraph-rsid="0012c32f" style:font-style-asian="normal" style:font-weight-asian="normal" style:font-style-complex="normal" style:font-weight-complex="normal"/>
    </style:style>
    <style:style style:name="T1" style:family="text">
      <style:text-properties officeooo:rsid="0248c8db"/>
    </style:style>
    <style:style style:name="T2" style:family="text">
      <style:text-properties officeooo:rsid="0174940e"/>
    </style:style>
    <style:style style:name="T3" style:family="text">
      <style:text-properties officeooo:rsid="024743ae"/>
    </style:style>
    <style:style style:name="T4" style:family="text">
      <style:text-properties officeooo:rsid="01729329"/>
    </style:style>
    <style:style style:name="T5" style:family="text">
      <style:text-properties officeooo:rsid="038c1f2b"/>
    </style:style>
    <style:style style:name="T6" style:family="text">
      <style:text-properties officeooo:rsid="0093413c"/>
    </style:style>
    <style:style style:name="T7" style:family="text">
      <style:text-properties officeooo:rsid="00964e0e"/>
    </style:style>
    <style:style style:name="T8" style:family="text">
      <style:text-properties officeooo:rsid="0026c72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/>
      <text:p text:style-name="P3"/>
      <text:p text:style-name="P4"><text:span text:style-name="T3">То</text:span>, что Панченко, типа, от не хрен делать, швырнул с четвёртого этажа <text:s/>радиатор отопления <text:span text:style-name="T4">из четырёх </text:span>чугунн<text:span text:style-name="T4">ых секций</text:span>, даже не <text:span text:style-name="T3">вы</text:span>глянув — а вдруг пришибёт кого-то? — имел<text:span text:style-name="T3">о </text:span>очень даже обоснованный резон.</text:p>
      <text:p text:style-name="P4"><text:span text:style-name="T3">Своим швырком</text:span> он просигналил всем, кого это могло касаться, что у неоднократного рецидивиста есть ещё порох в пороховницах и под кепкой-восьмиклинкой, в каких пижонили отрываки пятидесятых, он всё ещё достаточно безбашенный резвак.</text:p>
      <text:p text:style-name="P4">Адресовался сигнал, в первую очередь, его мастеру, который закрывал наряды для начисления ему месячной зарплаты, и главному механику, в отделе которого Панченко начал новую честную жизнь. </text:p>
      <text:p text:style-name="P4">Да и пора уж — пятьдесят лет мужику.</text:p>
      <text:p text:style-name="P4">Его, конечно, никаким боком не касалось, что после вторичной отбывки в Ромнах мне больше уж никак не светила должность профсоюзного посетителя хворых <text:span text:style-name="T5">из </text:span>СМП-615.</text:p>
      <text:p text:style-name="P4"/>
      <text:p text:style-name="P4">Эту, сперва несколько хаотичную, должность мне удалось довести до выверенного совершенства.</text:p>
      <text:p text:style-name="P4">Канули в лету дни, когда кто-то из грузчиков, или плотников попадали в железнодорожную больницу на пару дней, <text:s/>а выйдя бухтели, что я их не проведал, <text:span text:style-name="T6">как кого-нибудь из своей бригады. </text:span></text:p>
      <text:p text:style-name="P5">Хотя откуда мне было знать?!</text:p>
      <text:p text:style-name="P6">Проблема решилась радикально — в конце всякого рабочего дня я звонил в регистратуру больницы: а не поступал ли к вам кто из наших?</text:p>
      <text:p text:style-name="P6">Затем встал вопрос трёх рублей, <text:span text:style-name="T2">выделяемых профсоюзом на посещение попавшего в больницу</text:span>.</text:p>
      <text:p text:style-name="P6"><text:s/>Как потратить их, чтобы каждый страждущий получил равное количество утешения невзирая на возраст, пол <text:s/>и прочие склонности?</text:p>
      <text:p text:style-name="P6">Не сразу, но и этот вопрос нашёл своё, без ложной скромности, <text:span text:style-name="T1">чёткое</text:span> решение.</text:p>
      <text:p text:style-name="P6">На один рубл<text:span text:style-name="T2">ь</text:span> закупалось питьё — неизменные три бутылки: пиво, ситро, кефир. </text:p>
      <text:p text:style-name="P6">Тебе не нравится пиво? Отдай соседям по палате.</text:p>
      <text:p text:style-name="P6">Второй рубль шёл на сладости: пирожные, зефиры и т. п.</text:p>
      <text:p text:style-name="P6">Для траты третьего рубля я заходил на <text:span text:style-name="T2">ж</text:span>елезнодорожный Вокзал и на большом прилавке «Союзпечать», рядом со входом в ресторан, покупал журнал «Перець», конотопскую городскую газету «Радянський прапор», которую отец мой ласково называл «наш брехунок», <text:span text:style-name="T1">и что-нибудь из центральных</text:span>.</text:p>
      <text:p text:style-name="P6">Пакет готов, можно идти навещать.</text:p>
      <text:p text:style-name="P6"/>
      <text:p text:style-name="P6">Трения возникали лишь при последующих отчётах за потраченн<text:span text:style-name="T2">ую</text:span> троячк<text:span text:style-name="T2">у</text:span>, котор<text:span text:style-name="T2">ую</text:span> мне возмещал профсоюз. </text:p>
      <text:p text:style-name="P6">Слаушевский никак не соглашался на упоминание в отчётах бутылки пива.</text:p>
      <text:p text:style-name="P6">Профсоюз и пиво — две вещи несовместные.</text:p>
      <text:p text:style-name="P6">Тогда, в качестве компромисса, я предлагал, чтоб он сам писал отчёты, а я подпишу что угодно.</text:p>
      <text:p text:style-name="P7">Вот какой, <text:span text:style-name="T1">красиво</text:span> сбалансированной системе жить оставалось лишь до ноябрьского отчётно-выборного собрания профсоюза СМП-615.</text:p>
      <text:p text:style-name="P7">И тем не менее, я успел накормить Панченко вафлями.</text:p>
      <text:p text:style-name="P7"/>
      <text:p text:style-name="P7">Услыхав по телефону регистратуры, что от нас поступил некий Панченко, я понял, что откладывать нельзя — мне ни к чему риск скоропостижной выписки.</text:p>
      <text:p text:style-name="P7">На усладительный рубль я закупил ему вафли, а потом снова вафли и опять вафли — все в разных упаковках и из разных магазинов.</text:p>
      <text:p text:style-name="P7"><text:soft-page-break/></text:p>
      <text:p text:style-name="P7"><text:s/><text:span text:style-name="T2">Я</text:span> похвалил интерьер его <text:s/>отделения, <text:span text:style-name="T2">с</text:span> <text:span text:style-name="T2">уже </text:span>тёмным вечером за окнами железнодорожной больницы, и передал чуть звякнувший пакет. </text:p>
      <text:p text:style-name="P7">Он не мог отказаться, он <text:s/>знал, что там есть пиво.</text:p>
      <text:p text:style-name="P7">Почему я так <text:span text:style-name="T5">безудержно</text:span> хохотал, мотаясь между магазинами в поисках вафлей разного цвета? </text:p>
      <text:p text:style-name="P7">Трудно <text:span text:style-name="T2">объяснить</text:span>, но я смеялся до слёз.</text:p>
      <text:p text:style-name="P7"/>
      <text:p text:style-name="P7">Через пару дней Лида из нашей бригады спросила меня с глазу на глаз в вагончике:</text:p>
      <text:p text:style-name="P7">- Панченко навещал?</text:p>
      <text:p text:style-name="P7">- А как же.</text:p>
      <text:p text:style-name="P7">- Тоже пирожные?</text:p>
      <text:p text:style-name="P7">- Не. Ему только вафли...</text:p>
      <text:p text:style-name="P7">Она знала, что я принципиально не вру и — умолкла, а мне снова пришлось сдерживать неуместный смех.</text:p>
      <text:p text:style-name="P7">Вскоре в вагончик зачем-то зашёл Панченко. </text:p>
      <text:p text:style-name="P7">Осторожно, взвешивая каждое слово, Лида спросила навещал ли я его.</text:p>
      <text:p text:style-name="P7">- Да.</text:p>
      <text:p text:style-name="P7">- С передачей?</text:p>
      <text:p text:style-name="P7">- А там какие-то газетки, я их и не читал.</text:p>
      <text:p text:style-name="P7">Больше не было сказано ни слова. </text:p>
      <text:p text:style-name="P7">Остальное она высказала дома своему Мыколе. Что он уже семейный мужик <text:span text:style-name="T7">и пусть поменьше слушает и заглядывает в рот этому вафлеглоту Панченко...</text:span></text:p>
      <text:p text:style-name="P7"/>
      <text:p text:style-name="P8">Я не сразу поня<text:span text:style-name="T2">л</text:span> отчего бракоразводный процесс оставил во мне ощущение какой-то недовершённости. </text:p>
      <text:p text:style-name="P8">Чего-то ему не хватало.</text:p>
      <text:p text:style-name="P2"/>
      <text:p text:style-name="P2"><text:span text:style-name="T2">(...о</text:span>тличительная черта моего тугодумия в том, что в конце концов мне доходит <text:span text:style-name="T2">то, </text:span>о чём я <text:span text:style-name="T2">поначалу</text:span> и думать не думал...<text:span text:style-name="T2">)</text:span></text:p>
      <text:p text:style-name="P2"/>
      <text:p text:style-name="P8">Оказывается, этот народный судья совершенно забыл даже и словом обмолвиться про алименты! Как будто я бездетный.</text:p>
      <text:p text:style-name="P8">На мои плечи легла задача исправить судебную ошибку.</text:p>
      <text:p text:style-name="P8">С декабря месяца я начал ежемесячно пересылать по 30 руб. на Красных партизан. </text:p>
      <text:p text:style-name="P8">Для этого в день получки я пользовался почтовым отделением напротив автовокзала.</text:p>
      <text:p text:style-name="P8">Но поскольку ты была не единственным моим ребёнком, точно такую же сумму я отправлял и на Декабристов 13.</text:p>
      <text:p text:style-name="P8"/>
      <text:p text:style-name="P8">«30 в Нежин, 30 в Конотоп» на несколько лет стало моим финансовым образом жизни и самой повторяемой строчкой в записной книжке.</text:p>
      <text:p text:style-name="P8">Почему именно столько? Не знаю. </text:p>
      <text:p text:style-name="P8">В сумме это составляло половину моей зарплаты, <text:span text:style-name="T2">а на вторую половину</text:span>, помимо гигиено-банно-прачечных расходов, я иногда покупал книги и ежедневно обедал в столовых.</text:p>
      <text:p text:style-name="P8"/>
      <text:p text:style-name="P9">Мать моя поначалу пыталась мне доказать, что это неправильно и конотопскую «тридцатку» я мог бы приносить и отдавать на Декабристов 13 из рук в руки, хотя ей эти деньги и не нужны, но я отвечал, что мне так удобнее.</text:p>
      <text:p text:style-name="P9">От бригады, конечно, алименты не остались секретом — при моём принципе отвечать на прямые вопросы без увёрток, им достаточно было спросить чего это я каждую получку иду на почту возле автовокзала.</text:p>
      <text:p text:style-name="P9">Женщины тоже спрашивали: почему именно 30 руб?</text:p>
      <text:p text:style-name="P9"><text:soft-page-break/>С непонятно откуда и на кого нахлынувшей злостью, я ответил, что большего и не надо и, <text:span text:style-name="T2">даже </text:span>когда я нач<text:span text:style-name="T2">н</text:span>у получать по 3000 руб. в месяц, «тридцатки» в Нежин и Конотоп так и останутся «тридцатками».</text:p>
      <text:p text:style-name="P9">Случались месяца когда я не мог разослать алименты, поэтому строке в блокноте «30 в Нежин, 30 в Конотоп» приходилось ждать, пока наскребётся искомая сумма и после её отправки рядом со строкой появится «птичка».</text:p>
      <text:p text:style-name="P9"/>
      <text:p text:style-name="P9">В какой-то период я посылал всего по 15 руб.</text:p>
      <text:p text:style-name="P9">Это случилось после того, как я случайно услышал разговор Наташи с моей матерью, что Ира когда-то продала мой кожух, оставив себе все деньги.</text:p>
      <text:p text:style-name="P9">Я замечал исчезновение кожуха, но куда и как он делся понятия не имел.</text:p>
      <text:p text:style-name="P9">Теперь, для восстановления репутации жены Цезаря мне пришлось понизить алиментную ставку, покуда не набралась сумма в 90 руб.</text:p>
      <text:p text:style-name="P9">Деньги я отвёз в Нежин и в почтовом отделении на Красных партизан попросил <text:s/>случайную посетительницу заполнить почтовый бланк под мою диктовку.</text:p>
      <text:p text:style-name="P10">В отведённом на бланке месте для приписок личного характера я написал корявым почерком с наклоном влево: «за кожух».</text:p>
      <text:p text:style-name="P10">Почему 90 руб.? </text:p>
      <text:p text:style-name="P10">Просто новенький и с длинными полами стоил 120 руб., а этот был коротким и ещё с Объекта — остальное чистая арифметика.</text:p>
      <text:p text:style-name="P10">Получив столь крупный перевод моя мать порывалась спросить меня о чём-то, но на тот момент я уже не разговаривал со своими родителями, так что спрашивать тупо молчащего меня «за кожух» не имело смысла.</text:p>
      <text:p text:style-name="P10"/>
      <text:p text:style-name="P1"><text:span text:style-name="T2">(...т</text:span>ут интересно отметить, что мудрость посторонних не в силах сделать нас умнее.</text:p>
      <text:p text:style-name="P1">В одном из рассказов, там где у Моэма про молодого человека, который перестал общаться со своими родителями, автор говорит, что в этом суровом и враждебном мире человек находит способы сделать своё положение ещё хуже.</text:p>
      <text:p text:style-name="P1">Я согласился с мудр<text:span text:style-name="T8">о</text:span>стью сентенции, но не воспользовался ею.</text:p>
      <text:p text:style-name="P1">Понадобилось десять лет разлуки, четыре года из которых ушли на полномасштабную войну, чтобы, приехав на побывку в Конотоп, я снова начал разговаривать со своими родителями.</text:p>
      <text:p text:style-name="P1">Меня поразило до чего, оказывается, это легко сделать — просто взять и заговорить. </text:p>
      <text:p text:style-name="P1">И мне приятно было выговаривать слова «мама», «папа»...</text:p>
      <text:p text:style-name="P1">Вот только слегка казалось, что это я обращаюсь не к своим родителям, или что это говорю не совсем я. </text:p>
      <text:p text:style-name="P1">Наверное с отвычки, а может из-за того, что все мы, <text:span text:style-name="T1">к тому времени, </text:span>уже так сильно изменились...<text:span text:style-name="T2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3T15:58:06.441379945</meta:creation-date>
    <dc:date>2017-03-03T15:58:12.211007341</dc:date>
    <dc:creator>sehrguey </dc:creator>
    <meta:editing-duration>PT5S</meta:editing-duration>
    <meta:editing-cycles>1</meta:editing-cycles>
    <meta:document-statistic meta:table-count="0" meta:image-count="0" meta:object-count="0" meta:page-count="3" meta:paragraph-count="75" meta:word-count="1157" meta:character-count="7377" meta:non-whitespace-character-count="6261"/>
    <meta:generator>LibreOffice/4.3.3.2$Linux_x86 LibreOffice_project/430m0$Build-2</meta:generator>
  </office:meta>
</office:document-meta>
</file>